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5.5" calcext:value-type="float">
            <text:p>15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0.5" calcext:value-type="float">
            <text:p>10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7.5" calcext:value-type="float">
            <text:p>17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27T09:39:42.596730608</dc:date>
    <meta:editing-duration>PT22M12S</meta:editing-duration>
    <meta:editing-cycles>15</meta:editing-cycles>
    <meta:generator>LibreOffice/7.3.6.2$Linux_X86_64 LibreOffice_project/30$Build-2</meta:generator>
    <meta:document-statistic meta:table-count="1" meta:cell-count="107" meta:object-count="0"/>
  </office:meta>
</office:document-meta>
</file>